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" svg:font-family="微软雅黑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padding="0.071cm"/>
      <style:text-properties fo:color="#000000" style:text-outline="false" style:text-line-through-style="none" style:font-name="微软雅黑" fo:font-size="10.5pt" fo:font-style="normal" fo:text-shadow="none" style:text-underline-style="none" fo:font-weight="normal" style:font-name-asian="微软雅黑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 style:data-style-name="N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umulative</text:p>
          </table:table-cell>
          <table:table-cell table:style-name="ce3" office:value-type="string" calcext:value-type="string">
            <text:p>BetaDist</text:p>
          </table:table-cell>
          <table:table-cell table:style-name="ce4" office:value-type="string" calcext:value-type="string">
            <text:p>BetaDist</text:p>
          </table:table-cell>
          <table:table-cell table:number-columns-repeated="1016"/>
        </table:table-row>
        <table:table-row table:style-name="ro1">
          <table:table-cell table:style-name="ce2" office:value-type="float" office:value="9.34019" calcext:value-type="float">
            <text:p>9.34019</text:p>
          </table:table-cell>
          <table:table-cell table:style-name="ce2" office:value-type="float" office:value="28.170049" calcext:value-type="float">
            <text:p>28.170049</text:p>
          </table:table-cell>
          <table:table-cell table:style-name="ce2" office:value-type="float" office:value="46.696646" calcext:value-type="float">
            <text:p>46.696646</text:p>
          </table:table-cell>
          <table:table-cell table:style-name="ce2" office:value-type="float" office:value="-25.417837" calcext:value-type="float">
            <text:p>-25.417837</text:p>
          </table:table-cell>
          <table:table-cell table:style-name="ce2" office:value-type="float" office:value="26.482903" calcext:value-type="float">
            <text:p>26.482903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2];[.B2];[.C2];[.D2];[.E2];[.F2])" office:value-type="float" office:value="0.999999893566222" calcext:value-type="float">
            <text:p>0.9999998936</text:p>
          </table:table-cell>
          <table:table-cell table:style-name="ce4" table:formula="of:=BETADIST(3;[.B2];[.C2];[.D2];[.E2];[.F2])" office:value-type="float" office:value="0.9985764927474" calcext:value-type="float">
            <text:p>0.9985764927</text:p>
          </table:table-cell>
          <table:table-cell table:number-columns-repeated="1016"/>
        </table:table-row>
        <table:table-row table:style-name="ro1">
          <table:table-cell table:style-name="ce2" office:value-type="float" office:value="-11.568041" calcext:value-type="float">
            <text:p>-11.568041</text:p>
          </table:table-cell>
          <table:table-cell table:style-name="ce2" office:value-type="float" office:value="35.760735" calcext:value-type="float">
            <text:p>35.760735</text:p>
          </table:table-cell>
          <table:table-cell table:style-name="ce2" office:value-type="float" office:value="41.681051" calcext:value-type="float">
            <text:p>41.681051</text:p>
          </table:table-cell>
          <table:table-cell table:style-name="ce2" office:value-type="float" office:value="-19.3173" calcext:value-type="float">
            <text:p>-19.3173</text:p>
          </table:table-cell>
          <table:table-cell table:style-name="ce2" office:value-type="float" office:value="22.054156" calcext:value-type="float">
            <text:p>22.054156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3];[.B3];[.C3];[.D3];[.E3];[.F3])" office:value-type="float" office:value="0.0000000223623634911157" calcext:value-type="float">
            <text:p>2.23623634911157E-008</text:p>
          </table:table-cell>
          <table:table-cell table:style-name="ce4" table:formula="of:=BETADIST(3;[.B3];[.C3];[.D3];[.E3];[.F3])" office:value-type="float" office:value="0.914606550024371" calcext:value-type="float">
            <text:p>0.91460655</text:p>
          </table:table-cell>
          <table:table-cell table:number-columns-repeated="1016"/>
        </table:table-row>
        <table:table-row table:style-name="ro1">
          <table:table-cell table:style-name="ce2" office:value-type="float" office:value="-43.612476" calcext:value-type="float">
            <text:p>-43.612476</text:p>
          </table:table-cell>
          <table:table-cell table:style-name="ce2" office:value-type="float" office:value="40.697073" calcext:value-type="float">
            <text:p>40.697073</text:p>
          </table:table-cell>
          <table:table-cell table:style-name="ce2" office:value-type="float" office:value="28.186499" calcext:value-type="float">
            <text:p>28.186499</text:p>
          </table:table-cell>
          <table:table-cell table:style-name="ce2" office:value-type="float" office:value="-48.672279" calcext:value-type="float">
            <text:p>-48.672279</text:p>
          </table:table-cell>
          <table:table-cell table:style-name="ce2" office:value-type="float" office:value="10.231768" calcext:value-type="float">
            <text:p>10.231768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4];[.B4];[.C4];[.D4];[.E4];[.F4])" office:value-type="float" office:value="2.00341485650538E-025" calcext:value-type="float">
            <text:p>2.00341485650538E-025</text:p>
          </table:table-cell>
          <table:table-cell table:style-name="ce4" table:formula="of:=BETADIST(3;[.B4];[.C4];[.D4];[.E4];[.F4])" office:value-type="float" office:value="0.00000000454227315559845" calcext:value-type="float">
            <text:p>4.54227315559845E-009</text:p>
          </table:table-cell>
          <table:table-cell table:number-columns-repeated="1016"/>
        </table:table-row>
        <table:table-row table:style-name="ro1">
          <table:table-cell table:style-name="ce2" office:value-type="float" office:value="44.759972" calcext:value-type="float">
            <text:p>44.759972</text:p>
          </table:table-cell>
          <table:table-cell table:style-name="ce2" office:value-type="float" office:value="22.640034" calcext:value-type="float">
            <text:p>22.640034</text:p>
          </table:table-cell>
          <table:table-cell table:style-name="ce2" office:value-type="float" office:value="38.144414" calcext:value-type="float">
            <text:p>38.144414</text:p>
          </table:table-cell>
          <table:table-cell table:style-name="ce2" office:value-type="float" office:value="-5.539421" calcext:value-type="float">
            <text:p>-5.539421</text:p>
          </table:table-cell>
          <table:table-cell table:style-name="ce2" office:value-type="float" office:value="48.355245" calcext:value-type="float">
            <text:p>48.355245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5];[.B5];[.C5];[.D5];[.E5];[.F5])" office:value-type="float" office:value="3.54436758525637E-029" calcext:value-type="float">
            <text:p>3.54436758525637E-029</text:p>
          </table:table-cell>
          <table:table-cell table:style-name="ce4" table:formula="of:=BETADIST(3;[.B5];[.C5];[.D5];[.E5];[.F5])" office:value-type="float" office:value="0.0000596938348142843" calcext:value-type="float">
            <text:p>5.96938348142843E-005</text:p>
          </table:table-cell>
          <table:table-cell table:number-columns-repeated="1016"/>
        </table:table-row>
        <table:table-row table:style-name="ro1">
          <table:table-cell table:style-name="ce2" office:value-type="float" office:value="46.996979" calcext:value-type="float">
            <text:p>46.996979</text:p>
          </table:table-cell>
          <table:table-cell table:style-name="ce2" office:value-type="float" office:value="17.234138" calcext:value-type="float">
            <text:p>17.234138</text:p>
          </table:table-cell>
          <table:table-cell table:style-name="ce2" office:value-type="float" office:value="33.525101" calcext:value-type="float">
            <text:p>33.525101</text:p>
          </table:table-cell>
          <table:table-cell table:style-name="ce2" office:value-type="float" office:value="17.104847" calcext:value-type="float">
            <text:p>17.104847</text:p>
          </table:table-cell>
          <table:table-cell table:style-name="ce2" office:value-type="float" office:value="47.617342" calcext:value-type="float">
            <text:p>47.617342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6];[.B6];[.C6];[.D6];[.E6];[.F6])" office:value-type="float" office:value="1" calcext:value-type="float">
            <text:p>1</text:p>
          </table:table-cell>
          <table:table-cell table:style-name="ce4" table:formula="of:=BETADIST(3;[.B6];[.C6];[.D6];[.E6];[.F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30.983917" calcext:value-type="float">
            <text:p>30.983917</text:p>
          </table:table-cell>
          <table:table-cell table:style-name="ce2" office:value-type="float" office:value="48.734886" calcext:value-type="float">
            <text:p>48.734886</text:p>
          </table:table-cell>
          <table:table-cell table:style-name="ce2" office:value-type="float" office:value="10.467421" calcext:value-type="float">
            <text:p>10.467421</text:p>
          </table:table-cell>
          <table:table-cell table:style-name="ce2" office:value-type="float" office:value="22.358352" calcext:value-type="float">
            <text:p>22.358352</text:p>
          </table:table-cell>
          <table:table-cell table:style-name="ce2" office:value-type="float" office:value="45.049678" calcext:value-type="float">
            <text:p>45.049678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7];[.B7];[.C7];[.D7];[.E7];[.F7])" office:value-type="float" office:value="0.00000000000484655887392643" calcext:value-type="float">
            <text:p>4.84655887392643E-012</text:p>
          </table:table-cell>
          <table:table-cell table:style-name="ce4" table:formula="of:=BETADIST(3;[.B7];[.C7];[.D7];[.E7];[.F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-48.501541" calcext:value-type="float">
            <text:p>-48.501541</text:p>
          </table:table-cell>
          <table:table-cell table:style-name="ce2" office:value-type="float" office:value="13.634693" calcext:value-type="float">
            <text:p>13.634693</text:p>
          </table:table-cell>
          <table:table-cell table:style-name="ce2" office:value-type="float" office:value="5.397992" calcext:value-type="float">
            <text:p>5.397992</text:p>
          </table:table-cell>
          <table:table-cell table:style-name="ce2" office:value-type="float" office:value="-49.063297" calcext:value-type="float">
            <text:p>-49.063297</text:p>
          </table:table-cell>
          <table:table-cell table:style-name="ce2" office:value-type="float" office:value="-20.057632" calcext:value-type="float">
            <text:p>-20.057632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8];[.B8];[.C8];[.D8];[.E8];[.F8])" office:value-type="float" office:value="4.7217110634714E-019" calcext:value-type="float">
            <text:p>4.7217110634714E-019</text:p>
          </table:table-cell>
          <table:table-cell table:style-name="ce4" table:formula="of:=BETADIST(3;[.B8];[.C8];[.D8];[.E8];[.F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-37.246315" calcext:value-type="float">
            <text:p>-37.246315</text:p>
          </table:table-cell>
          <table:table-cell table:style-name="ce2" office:value-type="float" office:value="5.288827" calcext:value-type="float">
            <text:p>5.288827</text:p>
          </table:table-cell>
          <table:table-cell table:style-name="ce2" office:value-type="float" office:value="3.162358" calcext:value-type="float">
            <text:p>3.162358</text:p>
          </table:table-cell>
          <table:table-cell table:style-name="ce2" office:value-type="float" office:value="-42.400801" calcext:value-type="float">
            <text:p>-42.400801</text:p>
          </table:table-cell>
          <table:table-cell table:style-name="ce2" office:value-type="float" office:value="-3.854304" calcext:value-type="float">
            <text:p>-3.854304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9];[.B9];[.C9];[.D9];[.E9];[.F9])" office:value-type="float" office:value="0.000493655535307311" calcext:value-type="float">
            <text:p>0.0004936555</text:p>
          </table:table-cell>
          <table:table-cell table:style-name="ce4" table:formula="of:=BETADIST(3;[.B9];[.C9];[.D9];[.E9];[.F9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30.861843" calcext:value-type="float">
            <text:p>30.861843</text:p>
          </table:table-cell>
          <table:table-cell table:style-name="ce2" office:value-type="float" office:value="1.536851" calcext:value-type="float">
            <text:p>1.536851</text:p>
          </table:table-cell>
          <table:table-cell table:style-name="ce2" office:value-type="float" office:value="41.147191" calcext:value-type="float">
            <text:p>41.147191</text:p>
          </table:table-cell>
          <table:table-cell table:style-name="ce2" office:value-type="float" office:value="-25.9021" calcext:value-type="float">
            <text:p>-25.9021</text:p>
          </table:table-cell>
          <table:table-cell table:style-name="ce2" office:value-type="float" office:value="34.70501" calcext:value-type="float">
            <text:p>34.70501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10];[.B10];[.C10];[.D10];[.E10];[.F10])" office:value-type="float" office:value="4.46103746579284E-048" calcext:value-type="float">
            <text:p>4.46103746579284E-048</text:p>
          </table:table-cell>
          <table:table-cell table:style-name="ce4" table:formula="of:=BETADIST(3;[.B10];[.C10];[.D10];[.E10];[.F10])" office:value-type="float" office:value="0.0000000000192530132656092" calcext:value-type="float">
            <text:p>1.92530132656092E-011</text:p>
          </table:table-cell>
          <table:table-cell table:number-columns-repeated="1016"/>
        </table:table-row>
        <table:table-row table:style-name="ro1">
          <table:table-cell table:style-name="ce2" office:value-type="float" office:value="46.353038" calcext:value-type="float">
            <text:p>46.353038</text:p>
          </table:table-cell>
          <table:table-cell table:style-name="ce2" office:value-type="float" office:value="42.330058" calcext:value-type="float">
            <text:p>42.330058</text:p>
          </table:table-cell>
          <table:table-cell table:style-name="ce2" office:value-type="float" office:value="19.399487" calcext:value-type="float">
            <text:p>19.399487</text:p>
          </table:table-cell>
          <table:table-cell table:style-name="ce2" office:value-type="float" office:value="10.916457" calcext:value-type="float">
            <text:p>10.916457</text:p>
          </table:table-cell>
          <table:table-cell table:style-name="ce2" office:value-type="float" office:value="48.897352" calcext:value-type="float">
            <text:p>48.897352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11];[.B11];[.C11];[.D11];[.E11];[.F11])" office:value-type="float" office:value="0.000000026510123537992" calcext:value-type="float">
            <text:p>2.6510123537992E-008</text:p>
          </table:table-cell>
          <table:table-cell table:style-name="ce4" table:formula="of:=BETADIST(3;[.B11];[.C11];[.D11];[.E11];[.F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36.666463" calcext:value-type="float">
            <text:p>36.666463</text:p>
          </table:table-cell>
          <table:table-cell table:style-name="ce2" office:value-type="float" office:value="15.355907" calcext:value-type="float">
            <text:p>15.355907</text:p>
          </table:table-cell>
          <table:table-cell table:style-name="ce2" office:value-type="float" office:value="49.768212" calcext:value-type="float">
            <text:p>49.768212</text:p>
          </table:table-cell>
          <table:table-cell table:style-name="ce2" office:value-type="float" office:value="-3.882978" calcext:value-type="float">
            <text:p>-3.882978</text:p>
          </table:table-cell>
          <table:table-cell table:style-name="ce2" office:value-type="float" office:value="46.375973" calcext:value-type="float">
            <text:p>46.375973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2];[.B12];[.C12];[.D12];[.E12];[.F12])" office:value-type="float" office:value="1" calcext:value-type="float">
            <text:p>1</text:p>
          </table:table-cell>
          <table:table-cell table:style-name="ce4" table:formula="of:=BETADIST(3;[.B12];[.C12];[.D12];[.E12];[.F12])" office:value-type="float" office:value="0.0187993945836286" calcext:value-type="float">
            <text:p>0.0187993946</text:p>
          </table:table-cell>
          <table:table-cell table:number-columns-repeated="1016"/>
        </table:table-row>
        <table:table-row table:style-name="ro1">
          <table:table-cell table:style-name="ce2" office:value-type="float" office:value="-21.330912" calcext:value-type="float">
            <text:p>-21.330912</text:p>
          </table:table-cell>
          <table:table-cell table:style-name="ce2" office:value-type="float" office:value="29.665456" calcext:value-type="float">
            <text:p>29.665456</text:p>
          </table:table-cell>
          <table:table-cell table:style-name="ce2" office:value-type="float" office:value="21.00705" calcext:value-type="float">
            <text:p>21.00705</text:p>
          </table:table-cell>
          <table:table-cell table:style-name="ce2" office:value-type="float" office:value="-33.092701" calcext:value-type="float">
            <text:p>-33.092701</text:p>
          </table:table-cell>
          <table:table-cell table:style-name="ce2" office:value-type="float" office:value="-8.998699" calcext:value-type="float">
            <text:p>-8.998699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3];[.B13];[.C13];[.D13];[.E13];[.F13])" office:value-type="float" office:value="0.0812248758648275" calcext:value-type="float">
            <text:p>0.0812248759</text:p>
          </table:table-cell>
          <table:table-cell table:style-name="ce4" table:formula="of:=BETADIST(3;[.B13];[.C13];[.D13];[.E13];[.F1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1.128574" calcext:value-type="float">
            <text:p>11.128574</text:p>
          </table:table-cell>
          <table:table-cell table:style-name="ce2" office:value-type="float" office:value="5.291818" calcext:value-type="float">
            <text:p>5.291818</text:p>
          </table:table-cell>
          <table:table-cell table:style-name="ce2" office:value-type="float" office:value="45.919034" calcext:value-type="float">
            <text:p>45.919034</text:p>
          </table:table-cell>
          <table:table-cell table:style-name="ce2" office:value-type="float" office:value="-8.420555" calcext:value-type="float">
            <text:p>-8.42055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4" table:formula="of:=BETADIST([.A14];[.B14];[.C14];[.D14];[.E14];[.F14])" office:value-type="float" office:value="1" calcext:value-type="float">
            <text:p>1</text:p>
          </table:table-cell>
          <table:table-cell table:style-name="ce4" table:formula="of:=BETADIST(3;[.B14];[.C14];[.D14];[.E14];[.F14]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47.235023" calcext:value-type="float">
            <text:p>47.235023</text:p>
          </table:table-cell>
          <table:table-cell table:style-name="ce2" office:value-type="float" office:value="46.885067" calcext:value-type="float">
            <text:p>46.885067</text:p>
          </table:table-cell>
          <table:table-cell table:style-name="ce2" office:value-type="float" office:value="26.466781" calcext:value-type="float">
            <text:p>26.466781</text:p>
          </table:table-cell>
          <table:table-cell table:style-name="ce2" office:value-type="float" office:value="7.061442" calcext:value-type="float">
            <text:p>7.061442</text:p>
          </table:table-cell>
          <table:table-cell table:style-name="ce2" office:value-type="float" office:value="49.179629" calcext:value-type="float">
            <text:p>49.179629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5];[.B15];[.C15];[.D15];[.E15];[.F15])" office:value-type="float" office:value="1" calcext:value-type="float">
            <text:p>1</text:p>
          </table:table-cell>
          <table:table-cell table:style-name="ce4" table:formula="of:=BETADIST(3;[.B15];[.C15];[.D15];[.E15];[.F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-12.916959" calcext:value-type="float">
            <text:p>-12.916959</text:p>
          </table:table-cell>
          <table:table-cell table:style-name="ce2" office:value-type="float" office:value="33.323222" calcext:value-type="float">
            <text:p>33.323222</text:p>
          </table:table-cell>
          <table:table-cell table:style-name="ce2" office:value-type="float" office:value="2.906644" calcext:value-type="float">
            <text:p>2.906644</text:p>
          </table:table-cell>
          <table:table-cell table:style-name="ce2" office:value-type="float" office:value="-26.777123" calcext:value-type="float">
            <text:p>-26.777123</text:p>
          </table:table-cell>
          <table:table-cell table:style-name="ce2" office:value-type="float" office:value="37.524904" calcext:value-type="float">
            <text:p>37.524904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6];[.B16];[.C16];[.D16];[.E16];[.F16])" office:value-type="float" office:value="1.86795151378237E-020" calcext:value-type="float">
            <text:p>1.86795151378237E-020</text:p>
          </table:table-cell>
          <table:table-cell table:style-name="ce4" table:formula="of:=BETADIST(3;[.B16];[.C16];[.D16];[.E16];[.F16])" office:value-type="float" office:value="0.00000000109314735394148" calcext:value-type="float">
            <text:p>1.09314735394148E-009</text:p>
          </table:table-cell>
          <table:table-cell table:number-columns-repeated="1016"/>
        </table:table-row>
        <table:table-row table:style-name="ro2">
          <table:table-cell table:style-name="ce2" office:value-type="float" office:value="30.196539" calcext:value-type="float">
            <text:p>30.196539</text:p>
          </table:table-cell>
          <table:table-cell table:style-name="ce2" office:value-type="float" office:value="40.35612" calcext:value-type="float">
            <text:p>40.35612</text:p>
          </table:table-cell>
          <table:table-cell table:style-name="ce2" office:value-type="float" office:value="12.915403" calcext:value-type="float">
            <text:p>12.915403</text:p>
          </table:table-cell>
          <table:table-cell table:style-name="ce2"/>
          <table:table-cell table:style-name="ce2" office:value-type="float" office:value="41.877239" calcext:value-type="float">
            <text:p>41.877239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7];[.B17];[.C17];[.D17];[.E17];[.F17])" office:value-type="float" office:value="0.256521975237452" calcext:value-type="float">
            <text:p>0.2565219752</text:p>
          </table:table-cell>
          <table:table-cell table:style-name="ce4" table:formula="of:=BETADIST(3;[.B17];[.C17];[.D17];[.E17];[.F17])" office:value-type="float" office:value="5.30505377951007E-036" calcext:value-type="float">
            <text:p>5.30505377951007E-036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float" office:value="28.211921" calcext:value-type="float">
            <text:p>28.211921</text:p>
          </table:table-cell>
          <table:table-cell table:style-name="ce2" office:value-type="float" office:value="48.704978" calcext:value-type="float">
            <text:p>48.704978</text:p>
          </table:table-cell>
          <table:table-cell table:style-name="ce2" office:value-type="float" office:value="-20.153974" calcext:value-type="float">
            <text:p>-20.153974</text:p>
          </table:table-cell>
          <table:table-cell table:style-name="ce2" office:value-type="float" office:value="46.89461" calcext:value-type="float">
            <text:p>46.89461</text:p>
          </table:table-cell>
          <table:table-cell office:value-type="float" office:value="1" calcext:value-type="float">
            <text:p>1</text:p>
          </table:table-cell>
          <table:table-cell table:style-name="ce4" table:formula="of:=BETADIST([.A18];[.B18];[.C18];[.D18];[.E18];[.F18])" office:value-type="float" office:value="0.111661248844392" calcext:value-type="float">
            <text:p>0.1116612488</text:p>
          </table:table-cell>
          <table:table-cell table:style-name="ce4" table:formula="of:=BETADIST(3;[.B18];[.C18];[.D18];[.E18];[.F18])" office:value-type="float" office:value="0.355137817972112" calcext:value-type="float">
            <text:p>0.355137818</text:p>
          </table:table-cell>
          <table:table-cell table:number-columns-repeated="1016"/>
        </table:table-row>
        <table:table-row table:style-name="ro2">
          <table:table-cell table:style-name="ce2" office:value-type="float" office:value="-3.675954" calcext:value-type="float">
            <text:p>-3.675954</text:p>
          </table:table-cell>
          <table:table-cell table:style-name="ce2" office:value-type="float" office:value="19.233497" calcext:value-type="float">
            <text:p>19.233497</text:p>
          </table:table-cell>
          <table:table-cell table:style-name="ce2" office:value-type="float" office:value="14.150609" calcext:value-type="float">
            <text:p>14.150609</text:p>
          </table:table-cell>
          <table:table-cell table:style-name="ce2" office:value-type="float" office:value="-11.567456" calcext:value-type="float">
            <text:p>-11.567456</text:p>
          </table:table-cell>
          <table:table-cell table:style-name="ce2" office:value-type="float" office:value="25.297299" calcext:value-type="float">
            <text:p>25.297299</text:p>
          </table:table-cell>
          <table:table-cell office:value-type="float" office:value="0" calcext:value-type="float">
            <text:p>0</text:p>
          </table:table-cell>
          <table:table-cell table:style-name="ce4" table:formula="of:=BETADIST([.A19];[.B19];[.C19];[.D19];[.E19];[.F19])" office:value-type="float" office:value="0.00000609985771406576" calcext:value-type="float">
            <text:p>6.09985771406576E-006</text:p>
          </table:table-cell>
          <table:table-cell table:style-name="ce4" table:formula="of:=BETADIST(3;[.B19];[.C19];[.D19];[.E19];[.F19])" office:value-type="float" office:value="0.013921915017935" calcext:value-type="float">
            <text:p>0.01392191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30.499893" calcext:value-type="float">
            <text:p>30.499893</text:p>
          </table:table-cell>
          <table:table-cell table:style-name="ce2" office:value-type="float" office:value="24.929502" calcext:value-type="float">
            <text:p>24.929502</text:p>
          </table:table-cell>
          <table:table-cell table:style-name="ce2" office:value-type="float" office:value="-41.838213" calcext:value-type="float">
            <text:p>-41.838213</text:p>
          </table:table-cell>
          <table:table-cell table:style-name="ce2"/>
          <table:table-cell/>
          <table:table-cell table:style-name="ce4" table:formula="of:=BETADIST([.A20];[.B20];[.C20];[.D20];[.E20];[.F20])" office:value-type="float" office:value="0" calcext:value-type="float">
            <text:p>0</text:p>
          </table:table-cell>
          <table:table-cell table:style-name="ce4" table:formula="of:=BETADIST(3;[.B20];[.C20];[.D20];[.E20];[.F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微软雅黑" svg:font-family="微软雅黑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text>¥</number:text>
      <number:number number:decimal-places="0" number:min-integer-digits="1" number:grouping="true"/>
    </number:number-style>
    <number:number-style style:name="N122">
      <number:text>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integer-digits="1" number:grouping="true"/>
    </number:number-style>
    <number:number-style style:name="N125">
      <number:text>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44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¥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52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15" number:language="zh" number:country="CN">
      <number:year number:style="long"/>
      <number:text>-</number:text>
      <number:month/>
      <number:text>-</number:text>
      <number:day/>
    </number:date-style>
    <number:date-style style:name="N20116" number:language="zh" number:country="CN">
      <number:day/>
      <number:text>-</number:text>
      <number:month number:textual="true"/>
      <number:text>-</number:text>
      <number:year/>
    </number:date-style>
    <number:date-style style:name="N20117" number:language="zh" number:country="CN">
      <number:day/>
      <number:text>-</number:text>
      <number:month number:textual="true"/>
    </number:date-style>
    <number:date-style style:name="N20118" number:language="zh" number:country="CN">
      <number:month number:textual="true"/>
      <number:text>-</number:text>
      <number:year/>
    </number:date-style>
    <number:time-style style:name="N20119" number:language="zh" number:country="CN">
      <number:hours/>
      <number:text>:</number:text>
      <number:minutes number:style="long"/>
      <number:text> </number:text>
      <number:am-pm/>
    </number:time-style>
    <number:time-style style:name="N2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1" number:language="zh" number:country="CN">
      <number:hours/>
      <number:text>:</number:text>
      <number:minutes number:style="long"/>
    </number:time-style>
    <number:time-style style:name="N2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20124" number:language="zh" number:country="CN">
      <number:month/>
      <number:text>-</number:text>
      <number:day/>
      <number:text>-</number:text>
      <number:year/>
    </number:date-style>
    <number:time-style style:name="N20125" number:language="zh" number:country="CN">
      <number:hours/>
      <number:text>时</number:text>
      <number:minutes number:style="long"/>
      <number:text>分</number:text>
    </number:time-style>
    <number:time-style style:name="N2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127" number:language="zh" number:country="CN">
      <number:am-pm/>
      <number:hours/>
      <number:text>时</number:text>
      <number:minutes number:style="long"/>
      <number:text>分</number:text>
    </number:time-style>
    <number:time-style style:name="N2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130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30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20131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33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20134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134P0"/>
    </number:number-style>
    <style:style style:name="Default" style:family="table-cell">
      <style:table-cell-properties fo:padding="0.071cm" style:rotation-align="none"/>
      <style:text-properties style:font-name-asian="微软雅黑1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5:04:42.563000000</dc:date>
    <meta:editing-cycles>45</meta:editing-cycles>
    <meta:editing-duration>PT11H39M57S</meta:editing-duration>
    <meta:generator>LibreOffice/4.1.2.3$Windows_x86 LibreOffice_project/40b2d7fde7e8d2d7bc5a449dc65df4d08a7dd38</meta:generator>
    <meta:document-statistic meta:table-count="1" meta:cell-count="154" meta:object-count="0"/>
  </office:meta>
</office:document-meta>
</file>